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Z003"/>
    </style:style>
    <style:style style:name="P2" style:family="paragraph" style:parent-style-name="Standard">
      <style:paragraph-properties fo:text-align="start" style:justify-single-word="false"/>
      <style:text-properties style:font-name="DejaVu Sans Mono1"/>
    </style:style>
    <style:style style:name="P3" style:family="paragraph" style:parent-style-name="Standard">
      <style:paragraph-properties fo:text-align="justify" style:justify-single-word="false"/>
      <style:text-properties style:font-name="DejaVu Sans Mono1"/>
    </style:style>
    <style:style style:name="P4" style:family="paragraph" style:parent-style-name="Standard">
      <style:paragraph-properties fo:text-align="center" style:justify-single-word="false"/>
      <style:text-properties style:font-name="URW Gothic" fo:font-size="26pt" style:font-size-asian="26pt" style:font-size-complex="26pt"/>
    </style:style>
    <style:style style:name="P5" style:family="paragraph" style:parent-style-name="Standard">
      <style:paragraph-properties fo:text-align="justify" style:justify-single-word="false"/>
      <style:text-properties style:font-name="DejaVu Sans Mono1"/>
    </style:style>
    <style:style style:name="P6" style:family="paragraph" style:parent-style-name="Standard">
      <style:paragraph-properties fo:text-align="center" style:justify-single-word="false"/>
      <style:text-properties style:font-name="URW Gothic" fo:font-size="26pt" officeooo:rsid="001c9759" officeooo:paragraph-rsid="001c9759" style:font-size-asian="26pt" style:font-size-complex="26pt"/>
    </style:style>
    <style:style style:name="P7" style:family="paragraph" style:parent-style-name="Standard">
      <style:paragraph-properties fo:text-align="start" style:justify-single-word="false"/>
      <style:text-properties style:font-name="DejaVu Sans Mono" fo:font-size="12pt" fo:font-weight="bold" officeooo:rsid="001c9759" officeooo:paragraph-rsid="001c9759"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DejaVu Sans Mono" fo:font-size="12pt" fo:font-style="italic" fo:font-weight="normal" officeooo:rsid="001c9759" officeooo:paragraph-rsid="001c975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font-name="DejaVu Sans Mono" fo:font-size="12pt" fo:font-style="normal" fo:font-weight="normal" officeooo:rsid="001c9759" officeooo:paragraph-rsid="001c9759"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c9759" officeooo:paragraph-rsid="001c9759"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e339e" officeooo:paragraph-rsid="001e339e"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f8402" officeooo:paragraph-rsid="001f8402"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1f8402" officeooo:paragraph-rsid="0020bbce" style:font-size-asian="10.5pt" style:font-style-asian="italic" style:font-weight-asian="normal" style:font-size-complex="12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20bbce" officeooo:paragraph-rsid="0020bbce"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DejaVu Sans Mono" fo:font-size="12pt" fo:font-style="italic" fo:font-weight="normal" officeooo:rsid="0031a59c" officeooo:paragraph-rsid="0031a59c" style:font-size-asian="10.5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1e339e" officeooo:paragraph-rsid="001e339e"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1f8402" officeooo:paragraph-rsid="001f8402"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20bbce" officeooo:paragraph-rsid="0020bbce"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normal" officeooo:rsid="00340a9a" officeooo:paragraph-rsid="00340a9a"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font-name="DejaVu Sans Mono" fo:font-size="12pt" fo:font-style="normal" fo:font-weight="bold" officeooo:rsid="001f8402" officeooo:paragraph-rsid="001f8402" style:font-size-asian="10.5pt" style:font-style-asian="normal" style:font-weight-asian="bold" style:font-size-complex="12pt" style:font-style-complex="normal" style:font-weight-complex="bold"/>
    </style:style>
    <style:style style:name="T1" style:family="text">
      <style:text-properties style:font-name="DejaVu Sans Mono1"/>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1f8402"/>
    </style:style>
    <style:style style:name="T5" style:family="text">
      <style:text-properties officeooo:rsid="0020bbce"/>
    </style:style>
    <style:style style:name="T6" style:family="text">
      <style:text-properties officeooo:rsid="00229ea0"/>
    </style:style>
    <style:style style:name="T7" style:family="text">
      <style:text-properties officeooo:rsid="0025f20c"/>
    </style:style>
    <style:style style:name="T8" style:family="text">
      <style:text-properties officeooo:rsid="0036fd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énario Informel</text:p>
      <text:p text:style-name="P1"><text:tab/>Acteurs du scénario : le commercial : Monsieur Dupuis, le client : Monsieur Dupont <text:tab/> </text:p>
      <text:p text:style-name="P1"/>
      <text:p text:style-name="P1"><text:tab/>Monsieur Dupont<text:span text:style-name="T1"> souhaite déménager et s’adresse à une compagnie spécialisée. Cette personne se rend au service client auquel il va fournir des renseignements concernant son logement d’arrivée. Ces informations sont ensuite renseignées dans l’application par le commercial qui s’assure ensuite de leur validité. Le client est donc enregistré.</text:span></text:p>
      <text:p text:style-name="P2"/>
      <text:p text:style-name="P3"><text:tab/>Monsieur Dupuis se rend ensuite au domicile de cette personne afin de réaliser l’inventaire des meubles à transporter puis élabore un inventaire. Le commercial et le client font le tour du logement en passant pièce par pièce, tout en faisant l’inventaire de l’ensemble des meubles, une estimation du nombre de cartons nécessaires pour transporter chacun des objets (les types de cartons sont petits, moyens, barrel, penderie et tableaux) et indique la pièce dans le futur logement qui accueillera chaque meuble. Le commercial va également prendre une photo de chaque meuble qu’il va ensuite retranscrire dans son application afin d’en avoir une description et une estimation du volume. De plus, le commercial peut renseigner pour chaque mobilier s’il est démontable ou non, et dans le cas positif, renseigner le nombre de pièces qui composent le meuble démonté ainsi que le volume de ces pièces.</text:p>
      <text:p text:style-name="P3"/>
      <text:p text:style-name="P3"><text:tab/>Par exemple, Messieurs Dupont et Dupuis se trouvent dans la cuisine; <text:s/>Monsieur Dupuis enregistre l’ensemble des meubles présents dans cette pièce comme un four, un frigo, un micro-ondes, une étagère, etc et Monsieur Dupont lui indique qu’il souhaite mettre son frigo actuel dans son garage. Le commercial prend donc une photo de ce meuble, l’enregistre dans son application et récupère une description sommaire ainsi qu’une estimation du volume de ce meuble (200 litres environ). Le commercial précise dans son application que le frigo n’est pas démontable. Ensuite, Monsieur Dupont indique qu’il désire mettre son étagère dans son futur salon. Monsieur Dupuis prend alors une photo de ce-dernier, suit le même cheminement qu’avec le frigo mais précise que ce mobilier peut se démonter. Il spécifie que l’étagère démontée est composée d’environ une vingtaine de pièces et que son volume s’élèvera à 1m3. <text:s/></text:p>
      <text:p text:style-name="P3"><text:tab/>Une fois que l’ensemble des meubles de la cuisine est analysé, le commercial et le client suivent le même cheminement pour chacune des pièces et chacun des meubles présents dans le logement.</text:p>
      <text:p text:style-name="P3"/>
      <text:p text:style-name="P3"><text:tab/>Une fois la visite terminée, Monsieur Dupont a la possibilité de <text:s/>choisir des options de service selon sa demande. Ces options sont <text:soft-page-break/>renseignés dans l’application sous deux catégories : éco et premium. Le client choisit le service premium démontage et remontage de meubles et le service eco qui contraint le client d’accepter de procéder le déménagement par groupage (c’est-à-dire qu’il est possible d’avoir les meubles de Monsieur Dupont avec des meubles d’autres personnes dans le même camion de déménagement). Ces options permettront de constituer le devis final.</text:p>
      <text:p text:style-name="P3"/>
      <text:p text:style-name="P3"/>
      <text:p text:style-name="P6">Justification</text:p>
      <text:p text:style-name="P7">Page d’accueil:</text:p>
      <text:p text:style-name="P8"/>
      <text:p text:style-name="P8">Entête:</text:p>
      <text:p text:style-name="P8"/>
      <text:p text:style-name="P9">L’entête contient un titre («Liste Clients») afin d’indiquer sa position dans l’application. Il n’a pas besoin la mémoriser. Le bouton «Commencer la visite» est en blanc pour ressortir de l’entête montrant son importance. Il est à droite pour conserver le sens logique de la lecture. Il indique la prochaine étape. <text:s/></text:p>
      <text:p text:style-name="P7"/>
      <text:p text:style-name="P10">Positionnement colonnes:</text:p>
      <text:p text:style-name="P10"/>
      <text:p text:style-name="P10"><text:span text:style-name="T2">La lecture des colonnes se fait dans la sens de la lecture. On choisie d’abord le client, puis on vérifie les informations client puis ceux du logement.</text:span></text:p>
      <text:p text:style-name="P10"><text:span text:style-name="T2"/></text:p>
      <text:p text:style-name="P11">Liste Clients (colonne gauche):</text:p>
      <text:p text:style-name="P11"/>
      <text:p text:style-name="P16">L’utilisateur peut à tout moment connaître la liste des clients existants et en choisir un en touchant le nom. Un flèche indique le client affiché. Ce choix permet un affichage en arbre des informations. Pour chaque clients on a plusieurs informations.</text:p>
      <text:p text:style-name="P16"/>
      <text:p text:style-name="P16"><text:span text:style-name="T3">Informations Client (colonne milieu):</text:span></text:p>
      <text:p text:style-name="P16"><text:span text:style-name="T3"/></text:p>
      <text:p text:style-name="P16">Les champs sont précédés d’un libellé simple. Des icons sont utilisés pour le téléphone et le mail afin de les séparer des autres informations. Elles sont alors divisées en trois groupe, informations générales, informations de contact, autres informations.</text:p>
      <text:p text:style-name="P16"/>
      <text:p text:style-name="P16"><text:span text:style-name="T3">Informations Logement (colonne droite):</text:span></text:p>
      <text:p text:style-name="P16"><text:span text:style-name="T3"/></text:p>
      <text:p text:style-name="P16">Une liste déroulante est utilisée pour le type de logement puisqu’il y un nombre restreint et suffisamment petit de type. Une <text:span text:style-name="T4">case à cocher permet d’indiquer si le logement d’arrivé à plusieurs étages car il n’y a que deux états.</text:span></text:p>
      <text:p text:style-name="P16"/>
      <text:p text:style-name="P20"><text:soft-page-break/>Liste Salles:</text:p>
      <text:p text:style-name="P20"/>
      <text:p text:style-name="P12">Liste:</text:p>
      <text:p text:style-name="P12"/>
      <text:p text:style-name="P17">Les salles sont indiqués en colonne pour faciliter la lecture et pouvoir voir l’ensemble des salles. En cliquant sur <text:span text:style-name="T6">le bouton d’édition</text:span>, l’utilisateur est rediriger vers la fenêtre d’ajout des meubles et objets pour cette pièce. Un bouton ajouté, en bas de la liste, permet à l’utilisateur d’ajouter une nouvelle pièce.</text:p>
      <text:p text:style-name="P17"/>
      <text:p text:style-name="P12">Bas de page:</text:p>
      <text:p text:style-name="P12"/>
      <text:p text:style-name="P17">Les deux boutons de contrôle de la visite sont explicites. «Annuler la visite» permet de revenir à la liste des clients. «Terminer visite» permet de conclure la visite et d’afficher les services. Les deux boutons répondent au sens chronologique. Annuler visite permet de revenir en arrière tandis que terminer visite fait avancer dans la <text:span text:style-name="T5">démarche du déménagement.</text:span></text:p>
      <text:p text:style-name="P17"/>
      <text:p text:style-name="P20">Edition Salle:</text:p>
      <text:p text:style-name="P20"/>
      <text:p text:style-name="P13">Entête:</text:p>
      <text:p text:style-name="P13"/>
      <text:p text:style-name="P18">L’entête contient les informations permettant à l’utilisateur de se situer dans l’application: Le nom du client courant et la salle dans lequel il se situe.</text:p>
      <text:p text:style-name="P18"/>
      <text:p text:style-name="P14">Listes:</text:p>
      <text:p text:style-name="P14"/>
      <text:p text:style-name="P18">Les liste conserve le même design que la liste pour les salles car ils ont le même rôle: un nom indique le meuble ou l’objet et <text:span text:style-name="T7">un bouton d’édition permet d’éditer le meuble ou l’objet. Pour les objets, un indicateur de quantité est affiché. En bas de chaque liste, deux boutons d’ajout. On conserve le même modèle que pour la liste des salles pour garder de la cohérence intuitivement.</text:span></text:p>
      <text:p text:style-name="P18"/>
      <text:p text:style-name="P15">Pied de page:</text:p>
      <text:p text:style-name="P15"/>
      <text:p text:style-name="P19">Le bouton à gauche permet de revenir à la liste des salles. La liste des cartons est affichée en dessous de la liste des objets c<text:span text:style-name="T8">ar les cartons ne concernent que les objets. Sa position en bas indique qu’il s’agit d’un résumé.</text:span></text:p>
      <text:p text:style-name="P18"/>
      <text:p text:style-name="P18"/>
      <text:p text:style-name="P18"/>
      <text:p text:style-name="P18"/>
      <text:p text:style-name="P14"/>
      <text:p text:style-name="P14"/>
      <text:p text:style-name="P18"><text:soft-page-break/></text:p>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09:59:17.147382604</meta:creation-date>
    <dc:date>2018-10-07T13:01:36.169000000</dc:date>
    <meta:editing-duration>PT1H26M54S</meta:editing-duration>
    <meta:editing-cycles>34</meta:editing-cycles>
    <meta:generator>LibreOffice/5.2.3.3$Windows_x86 LibreOffice_project/d54a8868f08a7b39642414cf2c8ef2f228f780cf</meta:generator>
    <meta:document-statistic meta:table-count="0" meta:image-count="0" meta:object-count="0" meta:page-count="4" meta:paragraph-count="32" meta:word-count="938" meta:character-count="5899" meta:non-whitespace-character-count="4976"/>
  </office:meta>
</office:document-meta>
</file>